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0.5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in"/>
    </style:style>
    <style:style style:name="ce5" style:family="table-cell" style:parent-style-name="Default" style:data-style-name="N10107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in"/>
    </style:style>
    <style:style style:name="ce6" style:family="table-cell" style:parent-style-name="Default" style:data-style-name="N10107">
      <style:table-cell-properties fo:border-bottom="none" style:text-align-source="fix" style:repeat-content="false" fo:border-left="1.5pt solid #000000" fo:border-right="none" fo:border-top="none"/>
      <style:paragraph-properties fo:text-align="center" fo:margin-left="0in"/>
    </style:style>
    <style:style style:name="ce7" style:family="table-cell" style:parent-style-name="Default" style:data-style-name="N10107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in"/>
    </style:style>
    <style:style style:name="ce8" style:family="table-cell" style:parent-style-name="Default" style:data-style-name="N10107">
      <style:table-cell-properties fo:border-bottom="none" style:text-align-source="fix" style:repeat-content="false" fo:border-left="none" fo:border-right="none" fo:border-top="1.5pt solid #000000"/>
      <style:paragraph-properties fo:text-align="center" fo:margin-left="0in"/>
    </style:style>
    <style:style style:name="ce9" style:family="table-cell" style:parent-style-name="Default" style:data-style-name="N10107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 style:data-style-name="N10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in"/>
    </style:style>
    <style:style style:name="ce12" style:family="table-cell" style:parent-style-name="Default" style:data-style-name="N10107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in"/>
    </style:style>
    <style:style style:name="ce13" style:family="table-cell" style:parent-style-name="Default" style:data-style-name="N10107">
      <style:table-cell-properties fo:border-bottom="none" style:text-align-source="fix" style:repeat-content="false" fo:border-left="none" fo:border-right="1.5pt solid #000000" fo:border-top="none"/>
      <style:paragraph-properties fo:text-align="center" fo:margin-left="0in"/>
    </style:style>
    <style:style style:name="ce14" style:family="table-cell" style:parent-style-name="Default" style:data-style-name="N10107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3" table:number-columns-repeated="8" table:default-cell-style-name="ce9"/>
        <table:table-column table:style-name="co3" table:default-cell-style-name="ce13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style-name="ce15" office:value-type="string" calcext:value-type="string">
            <text:p>Minutes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[.B13]+2" office:value-type="float" office:value="40" calcext:value-type="float">
            <text:p>40</text:p>
          </table:table-cell>
          <table:table-cell table:style-name="ce4" table:formula="of:=[.C3]+2" office:value-type="float" office:value="42" calcext:value-type="float">
            <text:p>42</text:p>
          </table:table-cell>
          <table:table-cell table:style-name="ce4" table:formula="of:=[.D3]+2" office:value-type="float" office:value="44" calcext:value-type="float">
            <text:p>44</text:p>
          </table:table-cell>
          <table:table-cell table:style-name="ce4" table:formula="of:=[.E3]+2" office:value-type="float" office:value="46" calcext:value-type="float">
            <text:p>46</text:p>
          </table:table-cell>
          <table:table-cell table:style-name="ce4" table:formula="of:=[.F3]+2" office:value-type="float" office:value="48" calcext:value-type="float">
            <text:p>48</text:p>
          </table:table-cell>
          <table:table-cell table:style-name="ce4" table:formula="of:=[.G3]+2" office:value-type="float" office:value="50" calcext:value-type="float">
            <text:p>50</text:p>
          </table:table-cell>
          <table:table-cell table:style-name="ce4" table:formula="of:=[.H3]+2" office:value-type="float" office:value="52" calcext:value-type="float">
            <text:p>52</text:p>
          </table:table-cell>
          <table:table-cell table:style-name="ce4" table:formula="of:=[.I3]+2" office:value-type="float" office:value="54" calcext:value-type="float">
            <text:p>54</text:p>
          </table:table-cell>
          <table:table-cell table:style-name="ce4" table:formula="of:=[.J3]+2" office:value-type="float" office:value="56" calcext:value-type="float">
            <text:p>56</text:p>
          </table:table-cell>
          <table:table-cell table:style-name="ce11" table:formula="of:=[.K3]+2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5" table:formula="of:=(([.$B$3]-4)/2*100+([.$B4]-20)/2*10+([.C$3]-40)/2)/10-20" office:value-type="float" office:value="10" calcext:value-type="float">
            <text:p>10,0</text:p>
          </table:table-cell>
          <table:table-cell table:style-name="ce8" table:formula="of:=(([.$B$3]-4)/2*100+([.$B4]-20)/2*10+([.D$3]-40)/2)/10-20" office:value-type="float" office:value="10.1" calcext:value-type="float">
            <text:p>10,1</text:p>
          </table:table-cell>
          <table:table-cell table:style-name="ce8" table:formula="of:=(([.$B$3]-4)/2*100+([.$B4]-20)/2*10+([.E$3]-40)/2)/10-20" office:value-type="float" office:value="10.2" calcext:value-type="float">
            <text:p>10,2</text:p>
          </table:table-cell>
          <table:table-cell table:style-name="ce8" table:formula="of:=(([.$B$3]-4)/2*100+([.$B4]-20)/2*10+([.F$3]-40)/2)/10-20" office:value-type="float" office:value="10.3" calcext:value-type="float">
            <text:p>10,3</text:p>
          </table:table-cell>
          <table:table-cell table:style-name="ce8" table:formula="of:=(([.$B$3]-4)/2*100+([.$B4]-20)/2*10+([.G$3]-40)/2)/10-20" office:value-type="float" office:value="10.4" calcext:value-type="float">
            <text:p>10,4</text:p>
          </table:table-cell>
          <table:table-cell table:style-name="ce8" table:formula="of:=(([.$B$3]-4)/2*100+([.$B4]-20)/2*10+([.H$3]-40)/2)/10-20" office:value-type="float" office:value="10.5" calcext:value-type="float">
            <text:p>10,5</text:p>
          </table:table-cell>
          <table:table-cell table:style-name="ce8" table:formula="of:=(([.$B$3]-4)/2*100+([.$B4]-20)/2*10+([.I$3]-40)/2)/10-20" office:value-type="float" office:value="10.6" calcext:value-type="float">
            <text:p>10,6</text:p>
          </table:table-cell>
          <table:table-cell table:style-name="ce8" table:formula="of:=(([.$B$3]-4)/2*100+([.$B4]-20)/2*10+([.J$3]-40)/2)/10-20" office:value-type="float" office:value="10.7" calcext:value-type="float">
            <text:p>10,7</text:p>
          </table:table-cell>
          <table:table-cell table:style-name="ce8" table:formula="of:=(([.$B$3]-4)/2*100+([.$B4]-20)/2*10+([.K$3]-40)/2)/10-20" office:value-type="float" office:value="10.8" calcext:value-type="float">
            <text:p>10,8</text:p>
          </table:table-cell>
          <table:table-cell table:style-name="ce12" table:formula="of:=(([.$B$3]-4)/2*100+([.$B4]-20)/2*10+([.L$3]-40)/2)/10-20" office:value-type="float" office:value="10.9" calcext:value-type="float">
            <text:p>10,9</text:p>
          </table:table-cell>
        </table:table-row>
        <table:table-row table:style-name="ro1">
          <table:table-cell/>
          <table:table-cell table:formula="of:=[.B4]+2" office:value-type="float" office:value="22" calcext:value-type="float">
            <text:p>22</text:p>
          </table:table-cell>
          <table:table-cell table:formula="of:=(([.$B$3]-4)/2*100+([.$B5]-20)/2*10+([.C$3]-40)/2)/10-20" office:value-type="float" office:value="11" calcext:value-type="float">
            <text:p>11,0</text:p>
          </table:table-cell>
          <table:table-cell table:formula="of:=(([.$B$3]-4)/2*100+([.$B5]-20)/2*10+([.D$3]-40)/2)/10-20" office:value-type="float" office:value="11.1" calcext:value-type="float">
            <text:p>11,1</text:p>
          </table:table-cell>
          <table:table-cell table:formula="of:=(([.$B$3]-4)/2*100+([.$B5]-20)/2*10+([.E$3]-40)/2)/10-20" office:value-type="float" office:value="11.2" calcext:value-type="float">
            <text:p>11,2</text:p>
          </table:table-cell>
          <table:table-cell table:formula="of:=(([.$B$3]-4)/2*100+([.$B5]-20)/2*10+([.F$3]-40)/2)/10-20" office:value-type="float" office:value="11.3" calcext:value-type="float">
            <text:p>11,3</text:p>
          </table:table-cell>
          <table:table-cell table:formula="of:=(([.$B$3]-4)/2*100+([.$B5]-20)/2*10+([.G$3]-40)/2)/10-20" office:value-type="float" office:value="11.4" calcext:value-type="float">
            <text:p>11,4</text:p>
          </table:table-cell>
          <table:table-cell table:formula="of:=(([.$B$3]-4)/2*100+([.$B5]-20)/2*10+([.H$3]-40)/2)/10-20" office:value-type="float" office:value="11.5" calcext:value-type="float">
            <text:p>11,5</text:p>
          </table:table-cell>
          <table:table-cell table:formula="of:=(([.$B$3]-4)/2*100+([.$B5]-20)/2*10+([.I$3]-40)/2)/10-20" office:value-type="float" office:value="11.6" calcext:value-type="float">
            <text:p>11,6</text:p>
          </table:table-cell>
          <table:table-cell table:formula="of:=(([.$B$3]-4)/2*100+([.$B5]-20)/2*10+([.J$3]-40)/2)/10-20" office:value-type="float" office:value="11.7" calcext:value-type="float">
            <text:p>11,7</text:p>
          </table:table-cell>
          <table:table-cell table:formula="of:=(([.$B$3]-4)/2*100+([.$B5]-20)/2*10+([.K$3]-40)/2)/10-20" office:value-type="float" office:value="11.8" calcext:value-type="float">
            <text:p>11,8</text:p>
          </table:table-cell>
          <table:table-cell table:formula="of:=(([.$B$3]-4)/2*100+([.$B5]-20)/2*10+([.L$3]-40)/2)/10-20" office:value-type="float" office:value="11.9" calcext:value-type="float">
            <text:p>11,9</text:p>
          </table:table-cell>
        </table:table-row>
        <table:table-row table:style-name="ro1">
          <table:table-cell/>
          <table:table-cell table:formula="of:=[.B5]+2" office:value-type="float" office:value="24" calcext:value-type="float">
            <text:p>24</text:p>
          </table:table-cell>
          <table:table-cell table:formula="of:=(([.$B$3]-4)/2*100+([.$B6]-20)/2*10+([.C$3]-40)/2)/10-20" office:value-type="float" office:value="12" calcext:value-type="float">
            <text:p>12,0</text:p>
          </table:table-cell>
          <table:table-cell table:formula="of:=(([.$B$3]-4)/2*100+([.$B6]-20)/2*10+([.D$3]-40)/2)/10-20" office:value-type="float" office:value="12.1" calcext:value-type="float">
            <text:p>12,1</text:p>
          </table:table-cell>
          <table:table-cell table:formula="of:=(([.$B$3]-4)/2*100+([.$B6]-20)/2*10+([.E$3]-40)/2)/10-20" office:value-type="float" office:value="12.2" calcext:value-type="float">
            <text:p>12,2</text:p>
          </table:table-cell>
          <table:table-cell table:formula="of:=(([.$B$3]-4)/2*100+([.$B6]-20)/2*10+([.F$3]-40)/2)/10-20" office:value-type="float" office:value="12.3" calcext:value-type="float">
            <text:p>12,3</text:p>
          </table:table-cell>
          <table:table-cell table:formula="of:=(([.$B$3]-4)/2*100+([.$B6]-20)/2*10+([.G$3]-40)/2)/10-20" office:value-type="float" office:value="12.4" calcext:value-type="float">
            <text:p>12,4</text:p>
          </table:table-cell>
          <table:table-cell table:formula="of:=(([.$B$3]-4)/2*100+([.$B6]-20)/2*10+([.H$3]-40)/2)/10-20" office:value-type="float" office:value="12.5" calcext:value-type="float">
            <text:p>12,5</text:p>
          </table:table-cell>
          <table:table-cell table:formula="of:=(([.$B$3]-4)/2*100+([.$B6]-20)/2*10+([.I$3]-40)/2)/10-20" office:value-type="float" office:value="12.6" calcext:value-type="float">
            <text:p>12,6</text:p>
          </table:table-cell>
          <table:table-cell table:formula="of:=(([.$B$3]-4)/2*100+([.$B6]-20)/2*10+([.J$3]-40)/2)/10-20" office:value-type="float" office:value="12.7" calcext:value-type="float">
            <text:p>12,7</text:p>
          </table:table-cell>
          <table:table-cell table:formula="of:=(([.$B$3]-4)/2*100+([.$B6]-20)/2*10+([.K$3]-40)/2)/10-20" office:value-type="float" office:value="12.8" calcext:value-type="float">
            <text:p>12,8</text:p>
          </table:table-cell>
          <table:table-cell table:formula="of:=(([.$B$3]-4)/2*100+([.$B6]-20)/2*10+([.L$3]-40)/2)/10-20" office:value-type="float" office:value="12.9" calcext:value-type="float">
            <text:p>12,9</text:p>
          </table:table-cell>
        </table:table-row>
        <table:table-row table:style-name="ro1">
          <table:table-cell/>
          <table:table-cell table:formula="of:=[.B6]+2" office:value-type="float" office:value="26" calcext:value-type="float">
            <text:p>26</text:p>
          </table:table-cell>
          <table:table-cell table:formula="of:=(([.$B$3]-4)/2*100+([.$B7]-20)/2*10+([.C$3]-40)/2)/10-20" office:value-type="float" office:value="13" calcext:value-type="float">
            <text:p>13,0</text:p>
          </table:table-cell>
          <table:table-cell table:formula="of:=(([.$B$3]-4)/2*100+([.$B7]-20)/2*10+([.D$3]-40)/2)/10-20" office:value-type="float" office:value="13.1" calcext:value-type="float">
            <text:p>13,1</text:p>
          </table:table-cell>
          <table:table-cell table:formula="of:=(([.$B$3]-4)/2*100+([.$B7]-20)/2*10+([.E$3]-40)/2)/10-20" office:value-type="float" office:value="13.2" calcext:value-type="float">
            <text:p>13,2</text:p>
          </table:table-cell>
          <table:table-cell table:formula="of:=(([.$B$3]-4)/2*100+([.$B7]-20)/2*10+([.F$3]-40)/2)/10-20" office:value-type="float" office:value="13.3" calcext:value-type="float">
            <text:p>13,3</text:p>
          </table:table-cell>
          <table:table-cell table:formula="of:=(([.$B$3]-4)/2*100+([.$B7]-20)/2*10+([.G$3]-40)/2)/10-20" office:value-type="float" office:value="13.4" calcext:value-type="float">
            <text:p>13,4</text:p>
          </table:table-cell>
          <table:table-cell table:formula="of:=(([.$B$3]-4)/2*100+([.$B7]-20)/2*10+([.H$3]-40)/2)/10-20" office:value-type="float" office:value="13.5" calcext:value-type="float">
            <text:p>13,5</text:p>
          </table:table-cell>
          <table:table-cell table:formula="of:=(([.$B$3]-4)/2*100+([.$B7]-20)/2*10+([.I$3]-40)/2)/10-20" office:value-type="float" office:value="13.6" calcext:value-type="float">
            <text:p>13,6</text:p>
          </table:table-cell>
          <table:table-cell table:formula="of:=(([.$B$3]-4)/2*100+([.$B7]-20)/2*10+([.J$3]-40)/2)/10-20" office:value-type="float" office:value="13.7" calcext:value-type="float">
            <text:p>13,7</text:p>
          </table:table-cell>
          <table:table-cell table:formula="of:=(([.$B$3]-4)/2*100+([.$B7]-20)/2*10+([.K$3]-40)/2)/10-20" office:value-type="float" office:value="13.8" calcext:value-type="float">
            <text:p>13,8</text:p>
          </table:table-cell>
          <table:table-cell table:formula="of:=(([.$B$3]-4)/2*100+([.$B7]-20)/2*10+([.L$3]-40)/2)/10-20" office:value-type="float" office:value="13.9" calcext:value-type="float">
            <text:p>13,9</text:p>
          </table:table-cell>
        </table:table-row>
        <table:table-row table:style-name="ro1">
          <table:table-cell/>
          <table:table-cell table:formula="of:=[.B7]+2" office:value-type="float" office:value="28" calcext:value-type="float">
            <text:p>28</text:p>
          </table:table-cell>
          <table:table-cell table:formula="of:=(([.$B$3]-4)/2*100+([.$B8]-20)/2*10+([.C$3]-40)/2)/10-20" office:value-type="float" office:value="14" calcext:value-type="float">
            <text:p>14,0</text:p>
          </table:table-cell>
          <table:table-cell table:formula="of:=(([.$B$3]-4)/2*100+([.$B8]-20)/2*10+([.D$3]-40)/2)/10-20" office:value-type="float" office:value="14.1" calcext:value-type="float">
            <text:p>14,1</text:p>
          </table:table-cell>
          <table:table-cell table:formula="of:=(([.$B$3]-4)/2*100+([.$B8]-20)/2*10+([.E$3]-40)/2)/10-20" office:value-type="float" office:value="14.2" calcext:value-type="float">
            <text:p>14,2</text:p>
          </table:table-cell>
          <table:table-cell table:formula="of:=(([.$B$3]-4)/2*100+([.$B8]-20)/2*10+([.F$3]-40)/2)/10-20" office:value-type="float" office:value="14.3" calcext:value-type="float">
            <text:p>14,3</text:p>
          </table:table-cell>
          <table:table-cell table:formula="of:=(([.$B$3]-4)/2*100+([.$B8]-20)/2*10+([.G$3]-40)/2)/10-20" office:value-type="float" office:value="14.4" calcext:value-type="float">
            <text:p>14,4</text:p>
          </table:table-cell>
          <table:table-cell table:formula="of:=(([.$B$3]-4)/2*100+([.$B8]-20)/2*10+([.H$3]-40)/2)/10-20" office:value-type="float" office:value="14.5" calcext:value-type="float">
            <text:p>14,5</text:p>
          </table:table-cell>
          <table:table-cell table:formula="of:=(([.$B$3]-4)/2*100+([.$B8]-20)/2*10+([.I$3]-40)/2)/10-20" office:value-type="float" office:value="14.6" calcext:value-type="float">
            <text:p>14,6</text:p>
          </table:table-cell>
          <table:table-cell table:formula="of:=(([.$B$3]-4)/2*100+([.$B8]-20)/2*10+([.J$3]-40)/2)/10-20" office:value-type="float" office:value="14.7" calcext:value-type="float">
            <text:p>14,7</text:p>
          </table:table-cell>
          <table:table-cell table:formula="of:=(([.$B$3]-4)/2*100+([.$B8]-20)/2*10+([.K$3]-40)/2)/10-20" office:value-type="float" office:value="14.8" calcext:value-type="float">
            <text:p>14,8</text:p>
          </table:table-cell>
          <table:table-cell table:formula="of:=(([.$B$3]-4)/2*100+([.$B8]-20)/2*10+([.L$3]-40)/2)/10-20" office:value-type="float" office:value="14.9" calcext:value-type="float">
            <text:p>14,9</text:p>
          </table:table-cell>
        </table:table-row>
        <table:table-row table:style-name="ro1">
          <table:table-cell/>
          <table:table-cell table:formula="of:=[.B8]+2" office:value-type="float" office:value="30" calcext:value-type="float">
            <text:p>30</text:p>
          </table:table-cell>
          <table:table-cell table:formula="of:=(([.$B$3]-4)/2*100+([.$B9]-20)/2*10+([.C$3]-40)/2)/10-20" office:value-type="float" office:value="15" calcext:value-type="float">
            <text:p>15,0</text:p>
          </table:table-cell>
          <table:table-cell table:formula="of:=(([.$B$3]-4)/2*100+([.$B9]-20)/2*10+([.D$3]-40)/2)/10-20" office:value-type="float" office:value="15.1" calcext:value-type="float">
            <text:p>15,1</text:p>
          </table:table-cell>
          <table:table-cell table:formula="of:=(([.$B$3]-4)/2*100+([.$B9]-20)/2*10+([.E$3]-40)/2)/10-20" office:value-type="float" office:value="15.2" calcext:value-type="float">
            <text:p>15,2</text:p>
          </table:table-cell>
          <table:table-cell table:formula="of:=(([.$B$3]-4)/2*100+([.$B9]-20)/2*10+([.F$3]-40)/2)/10-20" office:value-type="float" office:value="15.3" calcext:value-type="float">
            <text:p>15,3</text:p>
          </table:table-cell>
          <table:table-cell table:formula="of:=(([.$B$3]-4)/2*100+([.$B9]-20)/2*10+([.G$3]-40)/2)/10-20" office:value-type="float" office:value="15.4" calcext:value-type="float">
            <text:p>15,4</text:p>
          </table:table-cell>
          <table:table-cell table:formula="of:=(([.$B$3]-4)/2*100+([.$B9]-20)/2*10+([.H$3]-40)/2)/10-20" office:value-type="float" office:value="15.5" calcext:value-type="float">
            <text:p>15,5</text:p>
          </table:table-cell>
          <table:table-cell table:formula="of:=(([.$B$3]-4)/2*100+([.$B9]-20)/2*10+([.I$3]-40)/2)/10-20" office:value-type="float" office:value="15.6" calcext:value-type="float">
            <text:p>15,6</text:p>
          </table:table-cell>
          <table:table-cell table:formula="of:=(([.$B$3]-4)/2*100+([.$B9]-20)/2*10+([.J$3]-40)/2)/10-20" office:value-type="float" office:value="15.7" calcext:value-type="float">
            <text:p>15,7</text:p>
          </table:table-cell>
          <table:table-cell table:formula="of:=(([.$B$3]-4)/2*100+([.$B9]-20)/2*10+([.K$3]-40)/2)/10-20" office:value-type="float" office:value="15.8" calcext:value-type="float">
            <text:p>15,8</text:p>
          </table:table-cell>
          <table:table-cell table:formula="of:=(([.$B$3]-4)/2*100+([.$B9]-20)/2*10+([.L$3]-40)/2)/10-20" office:value-type="float" office:value="15.9" calcext:value-type="float">
            <text:p>15,9</text:p>
          </table:table-cell>
        </table:table-row>
        <table:table-row table:style-name="ro1">
          <table:table-cell/>
          <table:table-cell table:formula="of:=[.B9]+2" office:value-type="float" office:value="32" calcext:value-type="float">
            <text:p>32</text:p>
          </table:table-cell>
          <table:table-cell table:formula="of:=(([.$B$3]-4)/2*100+([.$B10]-20)/2*10+([.C$3]-40)/2)/10-20" office:value-type="float" office:value="16" calcext:value-type="float">
            <text:p>16,0</text:p>
          </table:table-cell>
          <table:table-cell table:formula="of:=(([.$B$3]-4)/2*100+([.$B10]-20)/2*10+([.D$3]-40)/2)/10-20" office:value-type="float" office:value="16.1" calcext:value-type="float">
            <text:p>16,1</text:p>
          </table:table-cell>
          <table:table-cell table:formula="of:=(([.$B$3]-4)/2*100+([.$B10]-20)/2*10+([.E$3]-40)/2)/10-20" office:value-type="float" office:value="16.2" calcext:value-type="float">
            <text:p>16,2</text:p>
          </table:table-cell>
          <table:table-cell table:formula="of:=(([.$B$3]-4)/2*100+([.$B10]-20)/2*10+([.F$3]-40)/2)/10-20" office:value-type="float" office:value="16.3" calcext:value-type="float">
            <text:p>16,3</text:p>
          </table:table-cell>
          <table:table-cell table:formula="of:=(([.$B$3]-4)/2*100+([.$B10]-20)/2*10+([.G$3]-40)/2)/10-20" office:value-type="float" office:value="16.4" calcext:value-type="float">
            <text:p>16,4</text:p>
          </table:table-cell>
          <table:table-cell table:formula="of:=(([.$B$3]-4)/2*100+([.$B10]-20)/2*10+([.H$3]-40)/2)/10-20" office:value-type="float" office:value="16.5" calcext:value-type="float">
            <text:p>16,5</text:p>
          </table:table-cell>
          <table:table-cell table:formula="of:=(([.$B$3]-4)/2*100+([.$B10]-20)/2*10+([.I$3]-40)/2)/10-20" office:value-type="float" office:value="16.6" calcext:value-type="float">
            <text:p>16,6</text:p>
          </table:table-cell>
          <table:table-cell table:formula="of:=(([.$B$3]-4)/2*100+([.$B10]-20)/2*10+([.J$3]-40)/2)/10-20" office:value-type="float" office:value="16.7" calcext:value-type="float">
            <text:p>16,7</text:p>
          </table:table-cell>
          <table:table-cell table:formula="of:=(([.$B$3]-4)/2*100+([.$B10]-20)/2*10+([.K$3]-40)/2)/10-20" office:value-type="float" office:value="16.8" calcext:value-type="float">
            <text:p>16,8</text:p>
          </table:table-cell>
          <table:table-cell table:formula="of:=(([.$B$3]-4)/2*100+([.$B10]-20)/2*10+([.L$3]-40)/2)/10-20" office:value-type="float" office:value="16.9" calcext:value-type="float">
            <text:p>16,9</text:p>
          </table:table-cell>
        </table:table-row>
        <table:table-row table:style-name="ro1">
          <table:table-cell/>
          <table:table-cell table:formula="of:=[.B10]+2" office:value-type="float" office:value="34" calcext:value-type="float">
            <text:p>34</text:p>
          </table:table-cell>
          <table:table-cell table:formula="of:=(([.$B$3]-4)/2*100+([.$B11]-20)/2*10+([.C$3]-40)/2)/10-20" office:value-type="float" office:value="17" calcext:value-type="float">
            <text:p>17,0</text:p>
          </table:table-cell>
          <table:table-cell table:formula="of:=(([.$B$3]-4)/2*100+([.$B11]-20)/2*10+([.D$3]-40)/2)/10-20" office:value-type="float" office:value="17.1" calcext:value-type="float">
            <text:p>17,1</text:p>
          </table:table-cell>
          <table:table-cell table:formula="of:=(([.$B$3]-4)/2*100+([.$B11]-20)/2*10+([.E$3]-40)/2)/10-20" office:value-type="float" office:value="17.2" calcext:value-type="float">
            <text:p>17,2</text:p>
          </table:table-cell>
          <table:table-cell table:formula="of:=(([.$B$3]-4)/2*100+([.$B11]-20)/2*10+([.F$3]-40)/2)/10-20" office:value-type="float" office:value="17.3" calcext:value-type="float">
            <text:p>17,3</text:p>
          </table:table-cell>
          <table:table-cell table:formula="of:=(([.$B$3]-4)/2*100+([.$B11]-20)/2*10+([.G$3]-40)/2)/10-20" office:value-type="float" office:value="17.4" calcext:value-type="float">
            <text:p>17,4</text:p>
          </table:table-cell>
          <table:table-cell table:formula="of:=(([.$B$3]-4)/2*100+([.$B11]-20)/2*10+([.H$3]-40)/2)/10-20" office:value-type="float" office:value="17.5" calcext:value-type="float">
            <text:p>17,5</text:p>
          </table:table-cell>
          <table:table-cell table:formula="of:=(([.$B$3]-4)/2*100+([.$B11]-20)/2*10+([.I$3]-40)/2)/10-20" office:value-type="float" office:value="17.6" calcext:value-type="float">
            <text:p>17,6</text:p>
          </table:table-cell>
          <table:table-cell table:formula="of:=(([.$B$3]-4)/2*100+([.$B11]-20)/2*10+([.J$3]-40)/2)/10-20" office:value-type="float" office:value="17.7" calcext:value-type="float">
            <text:p>17,7</text:p>
          </table:table-cell>
          <table:table-cell table:formula="of:=(([.$B$3]-4)/2*100+([.$B11]-20)/2*10+([.K$3]-40)/2)/10-20" office:value-type="float" office:value="17.8" calcext:value-type="float">
            <text:p>17,8</text:p>
          </table:table-cell>
          <table:table-cell table:formula="of:=(([.$B$3]-4)/2*100+([.$B11]-20)/2*10+([.L$3]-40)/2)/10-20" office:value-type="float" office:value="17.9" calcext:value-type="float">
            <text:p>17,9</text:p>
          </table:table-cell>
        </table:table-row>
        <table:table-row table:style-name="ro1">
          <table:table-cell/>
          <table:table-cell table:formula="of:=[.B11]+2" office:value-type="float" office:value="36" calcext:value-type="float">
            <text:p>36</text:p>
          </table:table-cell>
          <table:table-cell table:formula="of:=(([.$B$3]-4)/2*100+([.$B12]-20)/2*10+([.C$3]-40)/2)/10-20" office:value-type="float" office:value="18" calcext:value-type="float">
            <text:p>18,0</text:p>
          </table:table-cell>
          <table:table-cell table:formula="of:=(([.$B$3]-4)/2*100+([.$B12]-20)/2*10+([.D$3]-40)/2)/10-20" office:value-type="float" office:value="18.1" calcext:value-type="float">
            <text:p>18,1</text:p>
          </table:table-cell>
          <table:table-cell table:formula="of:=(([.$B$3]-4)/2*100+([.$B12]-20)/2*10+([.E$3]-40)/2)/10-20" office:value-type="float" office:value="18.2" calcext:value-type="float">
            <text:p>18,2</text:p>
          </table:table-cell>
          <table:table-cell table:formula="of:=(([.$B$3]-4)/2*100+([.$B12]-20)/2*10+([.F$3]-40)/2)/10-20" office:value-type="float" office:value="18.3" calcext:value-type="float">
            <text:p>18,3</text:p>
          </table:table-cell>
          <table:table-cell table:formula="of:=(([.$B$3]-4)/2*100+([.$B12]-20)/2*10+([.G$3]-40)/2)/10-20" office:value-type="float" office:value="18.4" calcext:value-type="float">
            <text:p>18,4</text:p>
          </table:table-cell>
          <table:table-cell table:formula="of:=(([.$B$3]-4)/2*100+([.$B12]-20)/2*10+([.H$3]-40)/2)/10-20" office:value-type="float" office:value="18.5" calcext:value-type="float">
            <text:p>18,5</text:p>
          </table:table-cell>
          <table:table-cell table:formula="of:=(([.$B$3]-4)/2*100+([.$B12]-20)/2*10+([.I$3]-40)/2)/10-20" office:value-type="float" office:value="18.6" calcext:value-type="float">
            <text:p>18,6</text:p>
          </table:table-cell>
          <table:table-cell table:formula="of:=(([.$B$3]-4)/2*100+([.$B12]-20)/2*10+([.J$3]-40)/2)/10-20" office:value-type="float" office:value="18.7" calcext:value-type="float">
            <text:p>18,7</text:p>
          </table:table-cell>
          <table:table-cell table:formula="of:=(([.$B$3]-4)/2*100+([.$B12]-20)/2*10+([.K$3]-40)/2)/10-20" office:value-type="float" office:value="18.8" calcext:value-type="float">
            <text:p>18,8</text:p>
          </table:table-cell>
          <table:table-cell table:formula="of:=(([.$B$3]-4)/2*100+([.$B12]-20)/2*10+([.L$3]-40)/2)/10-20" office:value-type="float" office:value="18.9" calcext:value-type="float">
            <text:p>18,9</text:p>
          </table:table-cell>
        </table:table-row>
        <table:table-row table:style-name="ro1">
          <table:table-cell/>
          <table:table-cell table:style-name="ce3" table:formula="of:=[.B12]+2" office:value-type="float" office:value="38" calcext:value-type="float">
            <text:p>38</text:p>
          </table:table-cell>
          <table:table-cell table:style-name="ce7" table:formula="of:=(([.$B$3]-4)/2*100+([.$B13]-20)/2*10+([.C$3]-40)/2)/10-20" office:value-type="float" office:value="19" calcext:value-type="float">
            <text:p>19,0</text:p>
          </table:table-cell>
          <table:table-cell table:style-name="ce10" table:formula="of:=(([.$B$3]-4)/2*100+([.$B13]-20)/2*10+([.D$3]-40)/2)/10-20" office:value-type="float" office:value="19.1" calcext:value-type="float">
            <text:p>19,1</text:p>
          </table:table-cell>
          <table:table-cell table:style-name="ce10" table:formula="of:=(([.$B$3]-4)/2*100+([.$B13]-20)/2*10+([.E$3]-40)/2)/10-20" office:value-type="float" office:value="19.2" calcext:value-type="float">
            <text:p>19,2</text:p>
          </table:table-cell>
          <table:table-cell table:style-name="ce10" table:formula="of:=(([.$B$3]-4)/2*100+([.$B13]-20)/2*10+([.F$3]-40)/2)/10-20" office:value-type="float" office:value="19.3" calcext:value-type="float">
            <text:p>19,3</text:p>
          </table:table-cell>
          <table:table-cell table:style-name="ce10" table:formula="of:=(([.$B$3]-4)/2*100+([.$B13]-20)/2*10+([.G$3]-40)/2)/10-20" office:value-type="float" office:value="19.4" calcext:value-type="float">
            <text:p>19,4</text:p>
          </table:table-cell>
          <table:table-cell table:style-name="ce10" table:formula="of:=(([.$B$3]-4)/2*100+([.$B13]-20)/2*10+([.H$3]-40)/2)/10-20" office:value-type="float" office:value="19.5" calcext:value-type="float">
            <text:p>19,5</text:p>
          </table:table-cell>
          <table:table-cell table:style-name="ce10" table:formula="of:=(([.$B$3]-4)/2*100+([.$B13]-20)/2*10+([.I$3]-40)/2)/10-20" office:value-type="float" office:value="19.6" calcext:value-type="float">
            <text:p>19,6</text:p>
          </table:table-cell>
          <table:table-cell table:style-name="ce10" table:formula="of:=(([.$B$3]-4)/2*100+([.$B13]-20)/2*10+([.J$3]-40)/2)/10-20" office:value-type="float" office:value="19.7" calcext:value-type="float">
            <text:p>19,7</text:p>
          </table:table-cell>
          <table:table-cell table:style-name="ce10" table:formula="of:=(([.$B$3]-4)/2*100+([.$B13]-20)/2*10+([.K$3]-40)/2)/10-20" office:value-type="float" office:value="19.8" calcext:value-type="float">
            <text:p>19,8</text:p>
          </table:table-cell>
          <table:table-cell table:style-name="ce14" table:formula="of:=(([.$B$3]-4)/2*100+([.$B13]-20)/2*10+([.L$3]-40)/2)/10-20" office:value-type="float" office:value="19.9" calcext:value-type="float">
            <text:p>19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07" number:language="nl" number:country="NL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0:56:16.578030085</meta:creation-date>
    <dc:date>2023-10-12T14:41:20.518556689</dc:date>
    <meta:editing-duration>PT19M18S</meta:editing-duration>
    <meta:editing-cycles>3</meta:editing-cycles>
    <meta:generator>LibreOffice/7.3.7.2$Linux_X86_64 LibreOffice_project/30$Build-2</meta:generator>
    <meta:document-statistic meta:table-count="1" meta:cell-count="122" meta:object-count="0"/>
  </office:meta>
</office:document-meta>
</file>